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4425" officeooo:paragraph-rsid="001a4425" style:font-size-asian="16pt" style:font-size-complex="16pt"/>
    </style:style>
    <style:style style:name="P2" style:family="paragraph" style:parent-style-name="Standard">
      <style:text-properties fo:font-size="16pt" fo:font-weight="bold" officeooo:rsid="001a4425" officeooo:paragraph-rsid="001a442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d8c84" officeooo:paragraph-rsid="001d8c84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f090a"/>
    </style:style>
    <style:style style:name="P5" style:family="paragraph" style:parent-style-name="Standard">
      <style:text-properties fo:font-size="20pt" fo:font-weight="bold" officeooo:rsid="001a4425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00a933" loext:opacity="100%" fo:font-size="16pt" fo:font-weight="bold" officeooo:rsid="001a4425" officeooo:paragraph-rsid="001a4425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a933" loext:opacity="100%" fo:font-size="16pt" fo:font-weight="bold" officeooo:rsid="001ba0c5" officeooo:paragraph-rsid="001ba0c5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ff972f" loext:opacity="100%" fo:font-size="16pt" fo:font-weight="bold" officeooo:rsid="001a4425" officeooo:paragraph-rsid="001a4425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ff972f" loext:opacity="100%" fo:font-size="16pt" fo:font-weight="bold" officeooo:rsid="001a4425" officeooo:paragraph-rsid="001ba0c5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ff972f" loext:opacity="100%" fo:font-size="16pt" fo:font-weight="bold" officeooo:rsid="001a4425" officeooo:paragraph-rsid="001d8c84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ff972f" loext:opacity="100%" fo:font-size="16pt" fo:font-weight="bold" officeooo:rsid="001ba0c5" officeooo:paragraph-rsid="001ba0c5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ff972f" loext:opacity="100%" fo:font-size="16pt" fo:font-weight="bold" officeooo:rsid="001d8c84" officeooo:paragraph-rsid="001d8c84" style:font-size-asian="16pt" style:font-weight-asian="bold" style:font-size-complex="16pt" style:font-weight-complex="bold"/>
    </style:style>
    <style:style style:name="P13" style:family="paragraph" style:parent-style-name="Standard">
      <style:text-properties fo:color="#000000" loext:opacity="100%" fo:font-size="16pt" fo:font-weight="bold" officeooo:rsid="001ba0c5" officeooo:paragraph-rsid="001ba0c5" style:font-size-asian="16pt" style:font-weight-asian="bold" style:font-size-complex="16pt" style:font-weight-complex="bold"/>
    </style:style>
    <style:style style:name="P14" style:family="paragraph" style:parent-style-name="Standard">
      <style:text-properties fo:color="#000000" loext:opacity="100%" fo:font-size="16pt" fo:font-weight="bold" officeooo:rsid="001a4425" officeooo:paragraph-rsid="001a4425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000000" loext:opacity="100%" fo:font-size="16pt" fo:font-weight="bold" officeooo:rsid="001a4425" officeooo:paragraph-rsid="001ba0c5" style:font-size-asian="16pt" style:font-weight-asian="bold" style:font-size-complex="16pt" style:font-weight-complex="bold"/>
    </style:style>
    <style:style style:name="T1" style:family="text">
      <style:text-properties fo:font-size="20pt" fo:font-weight="bold" officeooo:rsid="001a4425" style:font-size-asian="20pt" style:font-weight-asian="bold" style:font-size-complex="20pt" style:font-weight-complex="bold"/>
    </style:style>
    <style:style style:name="T2" style:family="text">
      <style:text-properties fo:color="#ff972f" loext:opacity="100%" fo:font-weight="bold" style:font-weight-asian="bold" style:font-weight-complex="bold"/>
    </style:style>
    <style:style style:name="T3" style:family="text">
      <style:text-properties fo:color="#ff972f" loext:opacity="100%" fo:font-weight="bold" officeooo:rsid="001ba0c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"/><text:span text:style-name="T1">CKA Labs solution</text:span></text:p>
      <text:p text:style-name="P5"/>
      <text:p text:style-name="P5"/>
      <text:p text:style-name="P5"/>
      <text:p text:style-name="P6">Manually scheduling pods </text:p>
      <text:p text:style-name="P6">commands used </text:p>
      <text:p text:style-name="P2">➜ <text:s/>kubectl apply -f nginx.yaml</text:p>
      <text:p text:style-name="P2">➜ <text:s/>kubectl delete <text:s/>pod nginx</text:p>
      <text:p text:style-name="P2">➜ <text:s/>kubectl get po</text:p>
      <text:p text:style-name="P2">➜ <text:s/>nano nginx.yaml</text:p>
      <text:p text:style-name="P2">➜ <text:s/>kubectl replace –force -f nginx.yaml #add changes in file without requiring to delete it &amp; reapply it .</text:p>
      <text:p text:style-name="P2"/>
      <text:p text:style-name="P2"/>
      <text:p text:style-name="P8">apiVersion: v1</text:p>
      <text:p text:style-name="P8">kind: Pod</text:p>
      <text:p text:style-name="P8">metadata:</text:p>
      <text:p text:style-name="P8"><text:s text:c="2"/>name: nginx</text:p>
      <text:p text:style-name="P8">spec:</text:p>
      <text:p text:style-name="P8"><text:s text:c="2"/>containers:</text:p>
      <text:p text:style-name="P8"><text:s text:c="2"/>- <text:s/>image: nginx</text:p>
      <text:p text:style-name="P8"><text:s text:c="5"/>name: nginx</text:p>
      <text:p text:style-name="P8"><text:s text:c="2"/>nodeName: controlplane <text:s text:c="3"/>#to manually schedule pods , modify this line to <text:s/>required node name where to schedule the pod .</text:p>
      <text:p text:style-name="P8"/>
      <text:p text:style-name="P8">_______________________________________________________</text:p>
      <text:p text:style-name="P8"/>
      <text:p text:style-name="P8"/>
      <text:p text:style-name="P7">Scheduling labels &amp; selectors </text:p>
      <text:p text:style-name="P7">commands used </text:p>
      <text:p text:style-name="P11"/>
      <text:p text:style-name="P13"/>
      <text:p text:style-name="P14"><text:s text:c="5"/>kubectl get po -l env=dev </text:p>
      <text:p text:style-name="P14"><text:s text:c="5"/>kubectl get po -l bu=finance </text:p>
      <text:p text:style-name="P14"><text:s text:c="5"/>kubectl get all <text:s/>-l env=prod </text:p>
      <text:p text:style-name="P15"><text:s text:c="5"/>kubectl get po -l bu=finance,env=prod,tier=frontend</text:p>
      <text:p text:style-name="P15"><text:s text:c="5"/>nano replicaset-definition-1.yaml</text:p>
      <text:p text:style-name="P15"/>
      <text:p text:style-name="P9"><text:soft-page-break/><text:s/></text:p>
      <text:p text:style-name="P8"><text:s text:c="5"/>apiVersion: apps/v1</text:p>
      <text:p text:style-name="P8">kind: ReplicaSet</text:p>
      <text:p text:style-name="P8">metadata:</text:p>
      <text:p text:style-name="P8"><text:s text:c="3"/>name: replicaset-1</text:p>
      <text:p text:style-name="P8">spec:</text:p>
      <text:p text:style-name="P8"><text:s text:c="3"/>replicas: 2</text:p>
      <text:p text:style-name="P8"><text:s text:c="3"/>selector:</text:p>
      <text:p text:style-name="P8"><text:s text:c="6"/>matchLabels:</text:p>
      <text:p text:style-name="P1"><text:span text:style-name="T2"><text:s text:c="8"/>tier: frontend <text:s text:c="2"/></text:span><text:span text:style-name="T3">#changed</text:span></text:p>
      <text:p text:style-name="P8"><text:s text:c="3"/>template:</text:p>
      <text:p text:style-name="P8"><text:s text:c="5"/>metadata:</text:p>
      <text:p text:style-name="P8"><text:s text:c="7"/>labels:</text:p>
      <text:p text:style-name="P1"><text:span text:style-name="T2"><text:s text:c="8"/>tier: frontend <text:s text:c="3"/></text:span><text:span text:style-name="T3">#changed</text:span></text:p>
      <text:p text:style-name="P8"><text:s text:c="5"/>spec:</text:p>
      <text:p text:style-name="P8"><text:s text:c="7"/>containers:</text:p>
      <text:p text:style-name="P8"><text:s text:c="7"/>- name: nginx</text:p>
      <text:p text:style-name="P8"><text:s text:c="9"/>image: nginx</text:p>
      <text:p text:style-name="P10"/>
      <text:p text:style-name="P10"/>
      <text:p text:style-name="P12">Selectors &amp; templayte labels weren’t matching , template section is definition of pods , so labels in pod definition must match the replica set </text:p>
      <text:p text:style-name="P12"/>
      <text:p text:style-name="P10">____________________________________________________________</text:p>
      <text:p text:style-name="P3"/>
      <text:p text:style-name="P2"/>
      <text:p text:style-name="P4">kubectl apply -n demo-kindcluster <text:s/>-f https://raw.githubusercontent.com/argoproj/argo-cd/stable/manifests/install.ya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2:31:26.348549085</meta:creation-date>
    <dc:date>2024-06-10T10:13:58.952369785</dc:date>
    <meta:editing-duration>PT30M5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166" meta:character-count="1388" meta:non-whitespace-character-count="1120"/>
  </office:meta>
</office:document-meta>
</file>